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f22" officeooo:paragraph-rsid="000a2f22"/>
    </style:style>
    <style:style style:name="P2" style:family="paragraph" style:parent-style-name="Standard">
      <style:paragraph-properties fo:text-align="center" style:justify-single-word="false"/>
      <style:text-properties officeooo:rsid="000a2f22" officeooo:paragraph-rsid="000a2f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curité et reseaux – cour 30/09</text:p>
      <text:p text:style-name="P2"/>
      <text:p text:style-name="P1">avec christian Bulfone</text:p>
      <text:p text:style-name="P1"/>
      <text:p text:style-name="P1">utilisation de vmware</text:p>
      <text:p text:style-name="P1"/>
      <text:p text:style-name="P1">rappel</text:p>
      <text:p text:style-name="P1">→ champ protocole de l’entete donne le protocole → udp ou tc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3:02:25.418544981</meta:creation-date>
    <meta:generator>LibreOffice/5.1.4.2$Linux_X86_64 LibreOffice_project/10m0$Build-2</meta:generator>
    <dc:date>2016-09-30T14:51:15.601511018</dc:date>
    <meta:editing-duration>PT1H37M59S</meta:editing-duration>
    <meta:editing-cycles>1</meta:editing-cycles>
    <meta:document-statistic meta:table-count="0" meta:image-count="0" meta:object-count="0" meta:page-count="1" meta:paragraph-count="5" meta:word-count="24" meta:character-count="142" meta:non-whitespace-character-count="122"/>
  </office:meta>
</office:document-meta>
</file>